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.9cm" svg:x2="3cm" svg:y2="18cm">
          <text:p/>
        </draw:line>
        <draw:line draw:style-name="gr1" draw:text-style-name="P1" draw:layer="layout" svg:x1="18cm" svg:y1="3cm" svg:x2="18cm" svg:y2="17.9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upload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<text:tab/></text:span><text:span text:style-name="T1">&lt;path&gt;&lt;/path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1"><text:span text:style-name="T1">&lt;type&gt;upload&lt;/type&gt; </text:span></text:p>
          <text:p text:style-name="P1"><text:span text:style-name="T1"><text:tab/></text:span><text:span text:style-name="T1">&lt;status&gt;prepared&lt;/status&gt;</text:span></text:p>
          <text:p text:style-name="P1"><text:span text:style-name="T1"><text:tab/></text:span></text:p>
        </draw:line>
        <draw:line draw:style-name="gr3" draw:text-style-name="P2" draw:layer="layout" svg:x1="3cm" svg:y1="13cm" svg:x2="17.9cm" svg:y2="13cm">
          <text:p text:style-name="P1"><text:span text:style-name="T1">File binary</text:span></text:p>
        </draw:line>
        <draw:line draw:style-name="gr4" draw:text-style-name="P2" draw:layer="layout" svg:x1="3cm" svg:y1="16cm" svg:x2="18cm" svg:y2="16cm">
          <text:p text:style-name="P1"><text:span text:style-name="T1">&lt;type&gt;upload&lt;/type&gt; </text:span></text:p>
          <text:p text:style-name="P1"><text:span text:style-name="T1"><text:tab/></text:span><text:span text:style-name="T1">&lt;status&gt;commit&lt;/status&gt;</text:span></text:p>
        </draw:line>
      </draw:page>
      <draw:page draw:name="page2" draw:style-name="dp1" draw:master-page-name="Standard">
        <draw:line draw:style-name="gr1" draw:text-style-name="P1" draw:layer="layout" svg:x1="3.001cm" svg:y1="2.9cm" svg:x2="3.001cm" svg:y2="18cm">
          <text:p/>
        </draw:line>
        <draw:line draw:style-name="gr1" draw:text-style-name="P1" draw:layer="layout" svg:x1="18.001cm" svg:y1="3cm" svg:x2="18.001cm" svg:y2="17.9cm">
          <text:p/>
        </draw:line>
        <draw:frame draw:style-name="gr2" draw:layer="layout" svg:width="2.3cm" svg:height="0.962cm" svg:x="2.001cm" svg:y="1.6cm">
          <draw:text-box>
            <text:p>Client</text:p>
          </draw:text-box>
        </draw:frame>
        <draw:frame draw:style-name="gr2" draw:layer="layout" svg:width="2.9cm" svg:height="0.962cm" svg:x="16.668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upload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<text:tab/></text:span><text:span text:style-name="T1">&lt;path&gt;&lt;/path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.001cm" svg:y1="10cm" svg:x2="17.901cm" svg:y2="10cm">
          <text:p text:style-name="P1"><text:span text:style-name="T1">&lt;type&gt;upload&lt;/type&gt; </text:span></text:p>
          <text:p text:style-name="P1"><text:span text:style-name="T1"><text:tab/></text:span><text:span text:style-name="T1">&lt;status&gt;prepared&lt;/status&gt;</text:span></text:p>
          <text:p text:style-name="P1"><text:span text:style-name="T1"><text:tab/></text:span></text:p>
        </draw:line>
        <draw:line draw:style-name="gr3" draw:text-style-name="P2" draw:layer="layout" svg:x1="3.001cm" svg:y1="13cm" svg:x2="17.901cm" svg:y2="13cm">
          <text:p text:style-name="P1"><text:span text:style-name="T1">File binary</text:span></text:p>
        </draw:line>
        <draw:line draw:style-name="gr4" draw:text-style-name="P2" draw:layer="layout" svg:x1="3.001cm" svg:y1="16cm" svg:x2="18.001cm" svg:y2="16cm">
          <text:p text:style-name="P1"><text:span text:style-name="T1">&lt;type&gt;upload&lt;/type&gt; </text:span></text:p>
          <text:p text:style-name="P1"><text:span text:style-name="T1"><text:tab/></text:span><text:span text:style-name="T1">&lt;status&gt;rollback&lt;/status&gt;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1-04T20:42:51</dc:date>
    <dc:creator>Gautier Philippe</dc:creator>
    <meta:editing-duration>PT42S</meta:editing-duration>
    <meta:editing-cycles>6</meta:editing-cycles>
    <meta:generator>LibreOffice/3.6$Linux_X86_64 LibreOffice_project/360m1$Build-2</meta:generator>
    <meta:document-statistic meta:object-count="16"/>
  </office:meta>
</office:document-meta>
</file>